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color="#808080" fo:font-size="20pt" style:font-size-asian="20pt" style:font-size-complex="20pt"/>
    </style:style>
    <style:style style:name="P2" style:family="paragraph">
      <style:paragraph-properties fo:text-align="start"/>
      <style:text-properties fo:font-size="20pt" fo:font-weight="bold" style:font-size-asian="20pt" style:language-asian="zh" style:country-asian="TW" style:font-weight-asian="bold" style:font-family-complex="????, PMingLiU" style:font-family-generic-complex="roman" style:font-pitch-complex="variable" style:font-size-complex="20pt" style:font-weight-complex="bold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style:paragraph-properties fo:text-align="start"/>
      <style:text-properties fo:font-weight="normal" style:language-asian="zh" style:country-asian="TW" style:font-weight-asian="normal" style:font-weight-complex="normal"/>
    </style:style>
    <style:style style:name="P6" style:family="paragraph">
      <style:paragraph-properties fo:text-align="start"/>
      <style:text-properties fo:color="#808080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808080" fo:font-size="20pt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808080" fo:font-size="20pt" fo:font-weight="normal" style:font-family-asian="'Times New Roman'" style:font-family-generic-asian="roman" style:font-pitch-asian="variable" style:font-size-asian="20pt" style:font-weight-asian="normal" style:font-family-complex="'Times New Roman'" style:font-family-generic-complex="roman" style:font-pitch-complex="variable" style:font-size-complex="20pt" style:font-weight-complex="normal"/>
    </style:style>
    <style:style style:name="T5" style:family="text">
      <style:text-properties fo:font-size="20pt" fo:font-weight="normal" style:font-size-asian="20pt" style:language-asian="zh" style:country-asian="TW" style:font-weight-asian="normal" style:font-family-complex="????, PMingLiU" style:font-family-generic-complex="roman" style:font-pitch-complex="variable" style:font-size-complex="20pt" style:font-weight-complex="normal"/>
    </style:style>
    <style:style style:name="T6" style:family="text">
      <style:text-properties fo:font-size="20pt" fo:font-weight="normal" style:font-family-asian="'Times New Roman'" style:font-family-generic-asian="roman" style:font-pitch-asian="variable" style:font-size-asian="20pt" style:language-asian="zh" style:country-asian="TW" style:font-weight-asian="normal" style:font-family-complex="'Times New Roman'" style:font-family-generic-complex="roman" style:font-pitch-complex="variable" style:font-size-complex="20pt" style:font-weight-complex="normal"/>
    </style:style>
    <style:style style:name="T7" style:family="text">
      <style:text-properties fo:font-size="20pt" fo:font-weight="normal" style:font-size-asian="20pt" style:language-asian="zh" style:country-asian="TW" style:font-weight-asian="normal" style:font-family-complex="????, PMingLiU" style:font-family-generic-complex="roman" style:font-pitch-complex="variable" style:font-size-complex="20pt" style:font-weight-complex="normal"/>
    </style:style>
    <style:style style:name="T8" style:family="text">
      <style:text-properties fo:font-size="30pt" fo:font-weight="normal" style:font-size-asian="30pt" style:language-asian="zh" style:country-asian="TW" style:font-weight-asian="normal" style:font-family-complex="????, PMingLiU" style:font-family-generic-complex="roman" style:font-pitch-complex="variable" style:font-size-complex="3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16.741cm" svg:x="1.27cm" svg:y="2.286cm" presentation:class="subtitle" presentation:user-transformed="true">
          <draw:text-box>
            <text:p text:style-name="P1"><text:span text:style-name="T1">Hi,</text:span><text:span text:style-name="T2"> </text:span><text:span text:style-name="T1">I'm</text:span><text:span text:style-name="T2"> </text:span><text:span text:style-name="T1">Greg.</text:span><text:span text:style-name="T2"> </text:span><text:span text:style-name="T1">This</text:span><text:span text:style-name="T2"> </text:span><text:span text:style-name="T1">is</text:span><text:span text:style-name="T2"> </text:span><text:span text:style-name="T1">actually</text:span><text:span text:style-name="T2"> </text:span><text:span text:style-name="T1">my</text:span><text:span text:style-name="T2"> </text:span><text:span text:style-name="T1">4th</text:span><text:span text:style-name="T2"> </text:span><text:span text:style-name="T1">Ignite,</text:span><text:span text:style-name="T2"> </text:span><text:span text:style-name="T1">but</text:span><text:span text:style-name="T2"> </text:span><text:span text:style-name="T1">only</text:span><text:span text:style-name="T2"> </text:span><text:span text:style-name="T1">my</text:span><text:span text:style-name="T2"> </text:span><text:span text:style-name="T1">first</text:span><text:span text:style-name="T2"> </text:span><text:span text:style-name="T1">Ignite</text:span><text:span text:style-name="T2"> </text:span><text:span text:style-name="T1">talk.</text:span><text:span text:style-name="T2"> </text:span><text:span text:style-name="T1">Let's</text:span><text:span text:style-name="T2"> </text:span><text:span text:style-name="T1">see</text:span><text:span text:style-name="T2"> </text:span><text:span text:style-name="T1">how</text:span><text:span text:style-name="T2"> </text:span><text:span text:style-name="T1">it</text:span><text:span text:style-name="T2"> </text:span><text:span text:style-name="T1">will</text:span><text:span text:style-name="T2"> </text:span><text:span text:style-name="T1">work</text:span><text:span text:style-name="T2"> </text:span><text:span text:style-name="T1">out.</text:span></text:p>
            <text:p text:style-name="P1"><text:span text:style-name="T1"/></text:p>
            <text:p text:style-name="P2"><text:span text:style-name="T1">大家好</text:span><text:span text:style-name="T1">,</text:span><text:span text:style-name="T1">我是葛瑞格。我其實舉辦過</text:span><text:span text:style-name="T1">4</text:span><text:span text:style-name="T1">場</text:span><text:span text:style-name="T1">Ignite</text:span><text:span text:style-name="T1">活動</text:span><text:span text:style-name="T1">,</text:span><text:span text:style-name="T1">但是這是我的第一次演講</text:span><text:span text:style-name="T1">,</text:span><text:span text:style-name="T1">就讓我們看看成果如何</text:span></text:p>
            <text:p text:style-name="P2"><text:span text:style-name="T1"/></text:p>
            <text:p text:style-name="P2"><text:span text:style-name="T1">ㄨㄛ</text:span><text:span text:style-name="T1">ˇ</text:span><text:span text:style-name="T1">ㄑㄧ</text:span><text:span text:style-name="T1">ˊ</text:span><text:span text:style-name="T1">ㄕ</text:span><text:span text:style-name="T1">ˊ</text:span><text:span text:style-name="T1">ㄐㄩ</text:span><text:span text:style-name="T1">ˇ</text:span><text:span text:style-name="T1">ㄅㄢ</text:span><text:span text:style-name="T1">ˋ</text:span><text:span text:style-name="T1">ㄍㄨㄛ</text:span><text:span text:style-name="T1">ˋ4</text:span><text:span text:style-name="T1">ㄔㄤ</text:span><text:span text:style-name="T1">ˇIgnite</text:span><text:span text:style-name="T1">ㄏㄨㄛ</text:span><text:span text:style-name="T1">ˊ</text:span><text:span text:style-name="T1">ㄉㄨㄥ</text:span><text:span text:style-name="T1">ˋ,</text:span><text:span text:style-name="T1">ㄉㄢ</text:span><text:span text:style-name="T1">ˋ</text:span><text:span text:style-name="T1">ㄕ</text:span><text:span text:style-name="T1">ˋ</text:span><text:span text:style-name="T1">ㄓㄜ</text:span><text:span text:style-name="T1">ˋ</text:span><text:span text:style-name="T1">ㄕ</text:span><text:span text:style-name="T1">ˋ</text:span><text:span text:style-name="T1">ㄨㄛ</text:span><text:span text:style-name="T1">ˇ</text:span><text:span text:style-name="T1">ㄉㄜ</text:span><text:span text:style-name="T1">˙</text:span><text:span text:style-name="T1">ㄉㄧ</text:span><text:span text:style-name="T1">ˋ</text:span><text:span text:style-name="T1">ㄧㄘ</text:span><text:span text:style-name="T1">ˋ</text:span><text:span text:style-name="T1">ㄧㄢ</text:span><text:span text:style-name="T1">ˇ</text:span><text:span text:style-name="T1">ㄐㄧㄤ</text:span><text:span text:style-name="T1">ˇ.</text:span><text:span text:style-name="T1">ㄐㄧㄡ</text:span><text:span text:style-name="T1">ˋ</text:span><text:span text:style-name="T1">ㄖㄤ</text:span><text:span text:style-name="T1">ˋ</text:span><text:span text:style-name="T1">ㄨㄛ</text:span><text:span text:style-name="T1">ˇ</text:span><text:span text:style-name="T1">ㄇㄣ</text:span><text:span text:style-name="T1">ˊ</text:span><text:span text:style-name="T1">ㄎㄢ</text:span><text:span text:style-name="T1">ˋ</text:span><text:span text:style-name="T1">ㄎㄢ</text:span><text:span text:style-name="T1">ˋ</text:span><text:span text:style-name="T1">ㄔㄥ</text:span><text:span text:style-name="T1">ˊ</text:span><text:span text:style-name="T1">ㄍㄨㄛ</text:span><text:span text:style-name="T1">ˇ</text:span><text:span text:style-name="T1">ㄖㄨ</text:span><text:span text:style-name="T1">ˊ</text:span><text:span text:style-name="T1">ㄏㄜ</text:span><text:span text:style-name="T1">ˊ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16.741cm" svg:x="1.322cm" svg:y="1.041cm" presentation:class="subtitle" presentation:user-transformed="true">
          <draw:text-box>
            <text:p text:style-name="P4"><text:span text:style-name="T3">I</text:span><text:span text:style-name="T4"> </text:span><text:span text:style-name="T3">like</text:span><text:span text:style-name="T4"> </text:span><text:span text:style-name="T3">to</text:span><text:span text:style-name="T4"> </text:span><text:span text:style-name="T3">talk</text:span><text:span text:style-name="T4"> </text:span><text:span text:style-name="T3">a</text:span><text:span text:style-name="T4"> </text:span><text:span text:style-name="T3">lot,</text:span><text:span text:style-name="T4"> </text:span><text:span text:style-name="T3">but</text:span><text:span text:style-name="T4"> </text:span><text:span text:style-name="T3">I</text:span><text:span text:style-name="T4"> </text:span><text:span text:style-name="T3">like</text:span><text:span text:style-name="T4"> </text:span><text:span text:style-name="T3">to</text:span><text:span text:style-name="T4"> </text:span><text:span text:style-name="T3">write</text:span><text:span text:style-name="T4"> </text:span><text:span text:style-name="T3">a</text:span><text:span text:style-name="T4"> </text:span><text:span text:style-name="T3">lot</text:span><text:span text:style-name="T4"> </text:span><text:span text:style-name="T3">maybe</text:span><text:span text:style-name="T4"> </text:span><text:span text:style-name="T3">even</text:span><text:span text:style-name="T4"> </text:span><text:span text:style-name="T3">more.</text:span><text:span text:style-name="T4"> </text:span><text:span text:style-name="T3">In</text:span><text:span text:style-name="T4"> </text:span><text:span text:style-name="T3">school</text:span><text:span text:style-name="T4"> </text:span><text:span text:style-name="T3">writing</text:span><text:span text:style-name="T4"> </text:span><text:span text:style-name="T3">is</text:span><text:span text:style-name="T4"> </text:span><text:span text:style-name="T3">one</text:span><text:span text:style-name="T4"> </text:span><text:span text:style-name="T3">of</text:span><text:span text:style-name="T4"> </text:span><text:span text:style-name="T3">the</text:span><text:span text:style-name="T4"> </text:span><text:span text:style-name="T3">first</text:span><text:span text:style-name="T4"> </text:span><text:span text:style-name="T3">thing</text:span><text:span text:style-name="T4"> </text:span><text:span text:style-name="T3">we</text:span><text:span text:style-name="T4"> </text:span><text:span text:style-name="T3">learn,</text:span><text:span text:style-name="T4"> </text:span><text:span text:style-name="T3">and</text:span><text:span text:style-name="T4"> </text:span><text:span text:style-name="T3">later</text:span><text:span text:style-name="T4"> </text:span><text:span text:style-name="T3">it</text:span><text:span text:style-name="T4"> </text:span><text:span text:style-name="T3">is</text:span><text:span text:style-name="T4"> </text:span><text:span text:style-name="T3">maybe</text:span><text:span text:style-name="T4"> </text:span><text:span text:style-name="T3">one</text:span><text:span text:style-name="T4"> </text:span><text:span text:style-name="T3">of</text:span><text:span text:style-name="T4"> </text:span><text:span text:style-name="T3">the</text:span><text:span text:style-name="T4"> </text:span><text:span text:style-name="T3">first</text:span><text:span text:style-name="T4"> </text:span><text:span text:style-name="T3">thing</text:span><text:span text:style-name="T4"> </text:span><text:span text:style-name="T3">we</text:span><text:span text:style-name="T4"> </text:span><text:span text:style-name="T3">forget.</text:span><text:span text:style-name="T4"> </text:span><text:span text:style-name="T3">It</text:span><text:span text:style-name="T4"> </text:span><text:span text:style-name="T3">is</text:span><text:span text:style-name="T4"> </text:span><text:span text:style-name="T3">because</text:span><text:span text:style-name="T4"> </text:span><text:span text:style-name="T3">to</text:span><text:span text:style-name="T4"> </text:span><text:span text:style-name="T3">stay</text:span><text:span text:style-name="T4"> </text:span><text:span text:style-name="T3">alive,</text:span><text:span text:style-name="T4"> </text:span><text:span text:style-name="T3">one</text:span><text:span text:style-name="T4"> </text:span><text:span text:style-name="T3">doesn't</text:span><text:span text:style-name="T4"> </text:span><text:span text:style-name="T3">need</text:span><text:span text:style-name="T4"> </text:span><text:span text:style-name="T3">that.</text:span><text:span text:style-name="T4"> </text:span><text:span text:style-name="T3">But</text:span><text:span text:style-name="T4"> </text:span><text:span text:style-name="T3">to</text:span><text:span text:style-name="T4"> “</text:span><text:span text:style-name="T3">live</text:span><text:span text:style-name="T4">”</text:span><text:span text:style-name="T3">,</text:span><text:span text:style-name="T4"> </text:span><text:span text:style-name="T3">I</text:span><text:span text:style-name="T4"> </text:span><text:span text:style-name="T3">find</text:span><text:span text:style-name="T4"> </text:span><text:span text:style-name="T3">writing</text:span><text:span text:style-name="T4"> </text:span><text:span text:style-name="T3">a</text:span><text:span text:style-name="T4"> </text:span><text:span text:style-name="T3">very</text:span><text:span text:style-name="T4"> </text:span><text:span text:style-name="T3">rewarding</text:span><text:span text:style-name="T4"> </text:span><text:span text:style-name="T3">experience,</text:span><text:span text:style-name="T4"> </text:span><text:span text:style-name="T3">for</text:span><text:span text:style-name="T4"> </text:span><text:span text:style-name="T3">myself</text:span><text:span text:style-name="T4"> </text:span><text:span text:style-name="T3">and</text:span><text:span text:style-name="T4"> </text:span><text:span text:style-name="T3">for</text:span><text:span text:style-name="T4"> </text:span><text:span text:style-name="T3">people</text:span><text:span text:style-name="T4"> </text:span><text:span text:style-name="T3">around</text:span><text:span text:style-name="T4"> </text:span><text:span text:style-name="T3">me.</text:span></text:p>
            <text:p text:style-name="P5"/>
            <text:p text:style-name="P5"><text:span text:style-name="T5">我很喜歡說話</text:span><text:span text:style-name="T5">,</text:span><text:span text:style-name="T5">但我更喜歡寫東西</text:span><text:span text:style-name="T5">!</text:span><text:span text:style-name="T6"> </text:span><text:span text:style-name="T3">書寫是我們在學校裡最早學到的事情之一</text:span><text:span text:style-name="T3">,</text:span><text:span text:style-name="T3">卻也是往後我們最先忽略的事情之一，因為書寫不是生存必須；</text:span><text:span text:style-name="T5">然而，它卻是生活必須。對我和身邊的人來說，它也是珍貴的經驗。</text:span></text:p>
            <text:p text:style-name="P5"/>
            <text:p text:style-name="P5"><text:span text:style-name="T5">ㄨㄛ</text:span><text:span text:style-name="T5">ˇ</text:span><text:span text:style-name="T5">ㄏㄣ</text:span><text:span text:style-name="T5">ˇ</text:span><text:span text:style-name="T5">ㄒㄧ</text:span><text:span text:style-name="T5">ˇ</text:span><text:span text:style-name="T5">ㄏㄨㄢㄕㄨㄛㄏㄨㄚ</text:span><text:span text:style-name="T5">ˋ,</text:span><text:span text:style-name="T5">ㄉㄢ</text:span><text:span text:style-name="T5">ˋ</text:span><text:span text:style-name="T7">ㄨㄛ</text:span><text:span text:style-name="T7">ˇ</text:span><text:span text:style-name="T7">ㄍㄥㄒㄧ</text:span><text:span text:style-name="T7">ˇ</text:span><text:span text:style-name="T7">ㄏㄨㄢㄒㄧㄝ</text:span><text:span text:style-name="T7">ˋ</text:span><text:span text:style-name="T7">ㄉㄨㄥㄒㄧ</text:span><text:span text:style-name="T7">!</text:span><text:span text:style-name="T7">ㄕㄨㄒㄧㄝ</text:span><text:span text:style-name="T7">ˇ</text:span><text:span text:style-name="T7">ㄕ</text:span><text:span text:style-name="T7">ˋ</text:span><text:span text:style-name="T7">ㄨㄛ</text:span><text:span text:style-name="T7">ˇ</text:span><text:span text:style-name="T7">ㄇㄣ</text:span><text:span text:style-name="T7">ˊ</text:span><text:span text:style-name="T7">ㄗㄞ</text:span><text:span text:style-name="T7">ˋ</text:span><text:span text:style-name="T7">ㄒㄩㄝ</text:span><text:span text:style-name="T7">ˊ</text:span><text:span text:style-name="T7">ㄒㄧㄠ</text:span><text:span text:style-name="T7">ˋ</text:span><text:span text:style-name="T7">ㄌㄧ</text:span><text:span text:style-name="T7">ˇ</text:span><text:span text:style-name="T7">ㄗㄨㄟ</text:span><text:span text:style-name="T7">ˋ</text:span><text:span text:style-name="T7">ㄗㄠ</text:span><text:span text:style-name="T7">ˇ</text:span><text:span text:style-name="T7">ㄒㄩㄝ</text:span><text:span text:style-name="T7">ˊ</text:span><text:span text:style-name="T7">ㄉㄠ</text:span><text:span text:style-name="T7">ˋ</text:span><text:span text:style-name="T7">ㄉㄜ</text:span><text:span text:style-name="T7">˙</text:span><text:span text:style-name="T7">ㄕ</text:span><text:span text:style-name="T7">ˋ</text:span><text:span text:style-name="T7">ㄑㄧㄥ</text:span><text:span text:style-name="T7">ˊ</text:span><text:span text:style-name="T7">ㄓㄧ</text:span><text:span text:style-name="T7">,</text:span><text:span text:style-name="T7">ㄑㄩㄝ</text:span><text:span text:style-name="T7">ˋ</text:span><text:span text:style-name="T7">ㄧㄝ</text:span><text:span text:style-name="T7">ˇ</text:span><text:span text:style-name="T7">ㄕ</text:span><text:span text:style-name="T7">ˋ</text:span><text:span text:style-name="T7">ㄨㄤ</text:span><text:span text:style-name="T7">ˇ</text:span><text:span text:style-name="T7">ㄏㄡ</text:span><text:span text:style-name="T7">ˋ</text:span><text:span text:style-name="T7">ㄨㄛ</text:span><text:span text:style-name="T7">ˇ</text:span><text:span text:style-name="T7">ㄇㄣ</text:span><text:span text:style-name="T7">ˊ</text:span><text:span text:style-name="T7">ㄗㄨㄟ</text:span><text:span text:style-name="T7">ˋ</text:span><text:span text:style-name="T7">ㄒㄧㄢㄏㄨㄌㄩㄝ</text:span><text:span text:style-name="T7">ˋ</text:span><text:span text:style-name="T7">ㄉㄜ</text:span><text:span text:style-name="T7">˙</text:span><text:span text:style-name="T7">ㄕ</text:span><text:span text:style-name="T7">ˋ</text:span><text:span text:style-name="T7">ㄑㄧㄥ</text:span><text:span text:style-name="T7">ˊ</text:span><text:span text:style-name="T7">ㄓㄧ</text:span><text:span text:style-name="T7">.</text:span><text:span text:style-name="T7">ㄧㄣㄨㄟ</text:span><text:span text:style-name="T7">ˋ</text:span><text:span text:style-name="T7">ㄕㄨㄒㄧㄝ</text:span><text:span text:style-name="T7">ˇ</text:span><text:span text:style-name="T7">ㄅㄨ</text:span><text:span text:style-name="T7">ˋ</text:span><text:span text:style-name="T7">ㄕ</text:span><text:span text:style-name="T7">ˋ</text:span><text:span text:style-name="T7">ㄕㄥㄘㄨㄣ</text:span><text:span text:style-name="T7">ˊ</text:span><text:span text:style-name="T7">ㄅㄧ</text:span><text:span text:style-name="T7">ˋ</text:span><text:span text:style-name="T7">ㄒㄩ</text:span><text:span text:style-name="T7">;</text:span><text:span text:style-name="T7">ㄖㄢ</text:span><text:span text:style-name="T7">ˊ</text:span><text:span text:style-name="T7">ㄦ</text:span><text:span text:style-name="T7">ˊ,</text:span><text:span text:style-name="T7">ㄊㄚㄑㄩㄝ</text:span><text:span text:style-name="T7">ˋ</text:span><text:span text:style-name="T7">ㄕ</text:span><text:span text:style-name="T7">ˋ</text:span><text:span text:style-name="T7">ㄕㄥㄏㄨㄛ</text:span><text:span text:style-name="T7">ˊ</text:span><text:span text:style-name="T7">ㄅㄧ</text:span><text:span text:style-name="T7">ˋ</text:span><text:span text:style-name="T7">ㄒㄩ</text:span><text:span text:style-name="T7">.</text:span><text:span text:style-name="T7">ㄉㄨㄟ</text:span><text:span text:style-name="T7">ˋ</text:span><text:span text:style-name="T7">ㄨㄛ</text:span><text:span text:style-name="T7">ˇ</text:span><text:span text:style-name="T7">ㄏㄜ</text:span><text:span text:style-name="T7">ˊ</text:span><text:span text:style-name="T7">ㄕㄣㄅㄧㄢㄉㄜ</text:span><text:span text:style-name="T7">˙</text:span><text:span text:style-name="T7">ㄖㄣ</text:span><text:span text:style-name="T7">ˊ</text:span><text:span text:style-name="T7">ㄌㄞ</text:span><text:span text:style-name="T7">ˊ</text:span><text:span text:style-name="T7">ㄕㄨㄛ</text:span><text:span text:style-name="T7">,</text:span><text:span text:style-name="T7">ㄊㄚㄧㄝ</text:span><text:span text:style-name="T7">ˇ</text:span><text:span text:style-name="T7">ㄕ</text:span><text:span text:style-name="T7">ˋ</text:span><text:span text:style-name="T7">ㄓㄣㄍㄨㄟ</text:span><text:span text:style-name="T7">ˋ</text:span><text:span text:style-name="T7">ㄉㄜ</text:span><text:span text:style-name="T7">˙</text:span><text:span text:style-name="T7">ㄐㄧㄥㄧㄢ</text:span><text:span text:style-name="T7">ˋ.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b </meta:initial-creator>
    <meta:creation-date>2012-03-27T13:43:11</meta:creation-date>
    <meta:editing-duration>PT1H31M17S</meta:editing-duration>
    <meta:editing-cycles>6</meta:editing-cycles>
    <dc:date>2012-03-27T15:29:30</dc:date>
    <dc:creator>Lab </dc:creator>
    <meta:generator>LibreOffice/3.4$Unix LibreOffice_project/340m1$Build-402</meta:generator>
    <meta:printed-by>Lab </meta:printed-by>
    <meta:print-date>2012-03-27T15:26:16</meta:print-date>
    <meta:document-statistic meta:object-count="27"/>
  </office:meta>
</office:document-meta>
</file>